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9" style:family="table-cell" style:parent-style-name="Default">
      <style:text-properties style:font-name="Times New Roman" fo:font-size="12pt" fo:font-style="normal" style:font-size-asian="12pt" style:font-style-asian="normal" style:font-size-complex="12pt" style:font-style-complex="normal"/>
    </style:style>
    <style:style style:name="ce21" style:family="table-cell" style:parent-style-name="Default">
      <style:text-properties style:font-name="Times New Roman"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22" style:family="table-cell" style:parent-style-name="Default">
      <style:text-properties fo:color="#000000"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3" style:family="table-cell" style:parent-style-name="Default">
      <style:text-properties style:font-name="Times New Roman"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4" fo:font-size="11.5pt" fo:language="none" fo:country="none" fo:font-style="italic" style:font-name-asian="Times New Roman4" style:font-size-asian="11.5pt" style:language-asian="none" style:country-asian="none" style:font-style-asian="italic" style:font-name-complex="Times New Roman4" style:font-size-complex="11.5pt" style:language-complex="none" style:country-complex="none" style:font-style-complex="italic"/>
    </style:style>
    <style:style style:name="ce25" style:family="table-cell" style:parent-style-name="Default">
      <style:text-properties style:use-window-font-color="true"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3" style:family="table-cell" style:parent-style-name="Default">
      <style:text-properties fo:color="#000000" style:font-name="Times New Roman3"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4"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9" style:family="table-cell" style:parent-style-name="Default">
      <style:text-properties fo:color="#000000" style:font-name="Times New Roman"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53" style:family="table-cell" style:parent-style-name="Default">
      <style:text-properties style:use-window-font-color="true"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ce68" style:family="table-cell" style:parent-style-name="Default">
      <style:text-properties style:use-window-font-color="true"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62" style:family="table-cell" style:parent-style-name="Default">
      <style:text-properties style:use-window-font-color="true" style:font-name="Times New Roman"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3"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1"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1" fo:font-size="12pt" fo:language="none" fo:country="none" fo:font-style="italic" fo:text-shadow="none" style:text-underline-style="none" style:text-underline-mode="continuous" style:text-overline-mode="continuous" style:text-line-through-mode="continuous" style:font-name-asian="Times New Roman1" style:font-size-asian="12pt" style:language-asian="none" style:country-asian="none" style:font-style-asian="italic" style:font-name-complex="Times New Roman1"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1"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5"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9" style:family="table-cell" style:parent-style-name="Default">
      <style:text-properties fo:color="#000000"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108" style:family="table-cell" style:parent-style-name="Default">
      <style:text-properties fo:color="#000000"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111" style:family="table-cell" style:parent-style-name="Default">
      <style:text-properties style:use-window-font-color="true"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1"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1" style:family="table-cell" style:parent-style-name="Default">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 fo:font-size="12pt" fo:language="es" fo:country="ES" style:font-size-asian="12pt" style:font-name-complex="Lucida Sans" style:font-size-complex="12pt"/>
    </style:style>
    <style:style style:name="ce97" style:family="table-cell" style:parent-style-name="Default">
      <style:text-properties style:font-name="Times New Roman" fo:font-size="12pt" fo:font-weight="normal" style:font-size-asian="12pt" style:font-weight-asian="normal" style:font-size-complex="12pt" style:font-weight-complex="normal"/>
    </style:style>
    <style:style style:name="ce125" style:family="table-cell" style:parent-style-name="Default">
      <style:table-cell-properties style:text-align-source="fix" style:repeat-content="false"/>
      <style:paragraph-properties fo:text-align="start" fo:margin-left="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 fo:font-size="12pt" style:font-name-asian="Times New Roman1" style:font-name-complex="Times New Roman1" style:font-size-asian="12pt" style:font-size-complex="12pt"/>
    </style:style>
    <style:style style:name="T8" style:family="text">
      <style:text-properties style:font-name="Times New Roman" fo:font-size="12pt" style:font-name-asian="Times New Roman1" style:font-name-complex="Times New Roman1"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fo:color="#000000" style:font-name="Times New Roman"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font-name="Times New Roman"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2pt" fo:font-weight="normal" style:font-weight-asian="normal" style:font-weight-complex="normal"/>
    </style:style>
    <style:style style:name="T16" style:family="text">
      <style:text-properties style:font-name="Times New Roman" fo:font-size="12pt" style:font-size-asian="12pt" style:font-size-complex="12pt" fo:font-weight="bold" style:font-weight-asian="bold" style:font-weight-complex="bold"/>
    </style:style>
    <style:style style:name="T17" style:family="text">
      <style:text-properties style:font-name="Times New Roman"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0"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use-window-font-color="true"/>
    </style:style>
    <style:style style:name="T21" style:family="text">
      <style:text-properties style:letter-kerning="true"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2" style:family="text">
      <style:text-properties style:font-name="Times New Roman"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3"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style:style>
    <style:style style:name="T27"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style:style>
    <style:style style:name="T28"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normal" style:font-weight-asian="normal" style:font-weight-complex="normal"/>
    </style:style>
    <style:style style:name="T29"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1"/>
    </style:style>
    <style:style style:name="T31" style:family="text">
      <style:text-properties style:font-name="Times New Roman1"/>
    </style:style>
    <style:style style:name="T32"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 style:font-weight-asian="normal" style:font-weight-complex="normal" style:font-style-asian="italic" style:font-style-complex="italic"/>
    </style:style>
    <style:style style:name="T34" style:family="text">
      <style:text-properties style:font-name="Times New Roman" fo:font-size="12pt" fo:font-style="italic" style:font-size-asian="12pt" style:font-size-complex="12pt" style:font-style-asian="italic" style:font-style-complex="italic"/>
    </style:style>
    <style:style style:name="T35" style:family="text">
      <style:text-properties style:font-name="Times New Roman"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36" style:family="text">
      <style:text-properties style:font-name="Times New Roman" fo:font-size="12pt" fo:font-style="italic" style:font-size-asian="12pt" style:font-size-complex="12pt" style:font-style-asian="italic" style:font-style-complex="italic" style:font-name-asian="Times New Roman1" style:font-name-complex="Times New Roman1"/>
    </style:style>
    <style:style style:name="T37"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 style:font-size-asian="12pt" style:font-size-complex="12pt" style:font-weight-asian="bold" style:font-weight-complex="bold" style:font-style-asian="italic" style:font-style-complex="italic"/>
    </style:style>
    <style:style style:name="T44"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1" fo:font-weight="bold" style:font-weight-asian="bold" style:font-weight-complex="bold"/>
    </style:style>
    <style:style style:name="T48"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49"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color="#000000" fo:font-size="12pt" fo:font-weight="bold" style:font-weight-asian="bold" style:font-weight-complex="bold"/>
    </style:style>
    <style:style style:name="T50"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 style:font-style-asian="italic" style:font-style-complex="italic" style:use-window-font-color="true"/>
    </style:style>
    <style:style style:name="T53" style:family="text">
      <style:text-properties style:font-name-asian="Times New Roman1" style:font-name-complex="Times New Roman1"/>
    </style:style>
    <style:style style:name="T54" style:family="text">
      <style:text-properties style:font-name-asian="Times New Roman1" style:font-name-complex="Times New Roman1"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1" style:font-name-complex="Times New Roman1"/>
    </style:style>
    <style:style style:name="T58" style:family="text">
      <style:text-properties fo:font-weight="bold" style:font-name-asian="Times New Roman1" style:font-name-complex="Times New Roman1"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 fo:font-size="12pt" fo:font-style="italic" style:font-size-asian="12pt" style:font-size-complex="12pt" style:font-style-asian="italic" style:font-style-complex="italic"/>
    </style:style>
    <style:style style:name="T73" style:family="text">
      <style:text-properties fo:color="#000000" style:font-name="Times New Roman"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
    </style:style>
    <style:style style:name="T108" style:family="text">
      <style:text-properties style:font-name="Times New Roman" fo:font-weight="bold" style:font-weight-asian="bold" style:font-weight-complex="bold"/>
    </style:style>
    <style:style style:name="T109"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 fo:font-size="12pt" fo:font-style="italic" style:font-name-asian="Times New Roman1" style:font-name-complex="Times New Roman1" style:font-size-asian="12pt" style:font-size-complex="12pt" style:font-style-asian="italic" style:font-style-complex="italic"/>
    </style:style>
    <style:style style:name="T125" style:family="text">
      <style:text-properties style:font-name="Times New Roman"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1" style:font-name-complex="Times New Roman1" style:font-size-asian="12pt" style:font-size-complex="12pt" style:font-style-asian="italic" style:font-style-complex="italic"/>
    </style:style>
    <style:style style:name="T129" style:family="text">
      <style:text-properties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30" style:family="text">
      <style:text-properties style:font-name="Times New Roman" fo:font-size="12pt" style:font-name-asian="Times New Roman1" style:font-name-complex="Times New Roman1"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 fo:font-size="12pt" style:font-name-asian="Times New Roman1" style:font-name-complex="Times New Roman1"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160" style:family="text">
      <style:text-properties style:font-name="Times New Roman1"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61" style:family="text">
      <style:text-properties style:font-name="Times New Roman1" fo:font-size="12pt" fo:font-style="italic" style:font-name-asian="Times New Roman1" style:font-name-complex="Times New Roman1" style:font-size-asian="12pt" style:font-size-complex="12pt" style:font-style-asian="italic" style:font-style-complex="italic"/>
    </style:style>
    <style:style style:name="T162" style:family="text">
      <style:text-properties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 New Roman1" style:font-name-complex="Times New Roman1"/>
    </style:style>
    <style:style style:name="T167" style:family="text">
      <style:text-properties style:font-name="Times New Roman" fo:font-size="12pt" fo:font-style="italic" style:font-size-asian="12pt" style:font-size-complex="12pt" style:font-style-asian="italic" style:font-style-complex="italic" style:font-name-asian="Times New Roman1" style:font-name-complex="Times New Roman1" fo:font-weight="bold" style:font-weight-asian="bold" style:font-weight-complex="bold"/>
    </style:style>
    <style:style style:name="T168" style:family="text">
      <style:text-properties style:font-name="Times New Roman" fo:font-size="12pt" fo:font-style="italic" style:font-size-asian="12pt" style:font-size-complex="12pt" style:font-style-asian="italic" style:font-style-complex="italic" fo:font-weight="normal" style:font-name-asian="Times New Roman1" style:font-name-complex="Times New Roman1"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1"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1" style:font-name-asian="Times New Roman1" style:font-name-complex="Times New Roman1"/>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 fo:font-style="italic" style:font-style-asian="italic" style:font-style-complex="italic"/>
    </style:style>
    <style:style style:name="T192" style:family="text">
      <style:text-properties style:font-name="Times New Roman" fo:font-style="italic" style:font-style-asian="italic" style:font-style-complex="italic" fo:font-weight="bold" style:font-weight-asian="bold" style:font-weight-complex="bold"/>
    </style:style>
    <style:style style:name="T193" style:family="text">
      <style:text-properties style:font-name="Times New Roman"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 fo:font-size="12pt" fo:font-style="italic" style:font-style-asian="italic" style:font-style-complex="italic"/>
    </style:style>
    <style:style style:name="T195" style:family="text">
      <style:text-properties style:font-name="Times New Roman" fo:font-size="12pt" fo:font-style="italic" style:font-style-asian="italic" style:font-style-complex="italic" fo:font-weight="bold" style:font-weight-asian="bold" style:font-weight-complex="bold"/>
    </style:style>
    <style:style style:name="T196" style:family="text">
      <style:text-properties style:font-name="Times New Roman"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 fo:font-size="12pt" style:font-size-asian="12pt" style:font-size-complex="12pt"/>
    </style:style>
    <style:style style:name="T203" style:family="text">
      <style:text-properties fo:color="#000000" style:font-name="Times New Roman" fo:font-size="12pt" style:font-size-asian="12pt" style:font-size-complex="12pt" fo:font-weight="bold" style:font-weight-asian="bold" style:font-weight-complex="bold"/>
    </style:style>
    <style:style style:name="T204"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asian="TimesNewRomanPSMT" style:font-name-complex="TimesNewRomanPSMT" style:font-name="Times New Roman" fo:font-size="12pt" style:font-size-asian="12pt" style:font-size-complex="12pt" fo:font-style="italic" style:font-style-asian="italic" style:font-style-complex="italic"/>
    </style:style>
    <style:style style:name="T236" style:family="text">
      <style:text-properties style:font-name-asian="TimesNewRomanPSMT" style:font-name-complex="TimesNewRomanPSMT" style:font-name="Times New Roman" fo:font-size="12pt" style:font-size-asian="12pt" style:font-size-complex="12pt" fo:font-style="italic" style:font-style-asian="italic" style:font-style-complex="italic" fo:font-weight="bold" style:font-weight-asian="bold" style:font-weight-complex="bold"/>
    </style:style>
    <style:style style:name="T237" style:family="text">
      <style:text-properties style:font-name="Times New Roman" fo:font-size="12pt" style:font-size-asian="12pt" style:font-size-complex="12pt" fo:font-style="italic" style:font-style-asian="italic" style:font-style-complex="italic" fo:color="#000000"/>
    </style:style>
    <style:style style:name="T238" style:family="text">
      <style:text-properties style:font-name="Times New Roman" fo:font-size="12pt" style:font-size-asian="12pt" style:font-size-complex="12pt" fo:font-style="italic" style:font-style-asian="italic" style:font-style-complex="italic" fo:color="#000000" fo:font-weight="bold" style:font-weight-asian="bold" style:font-weight-complex="bold"/>
    </style:style>
    <style:style style:name="T239" style:family="text">
      <style:text-properties style:font-name="Times New Roman" fo:font-size="12pt" style:font-size-asian="12pt" style:font-size-complex="12pt" fo:font-style="italic" style:font-style-asian="italic" style:font-style-complex="italic"/>
    </style:style>
    <style:style style:name="T240" style:family="text">
      <style:text-properties style:font-name="Times New Roman" fo:font-size="12pt" style:font-size-asian="12pt" style:font-size-complex="12pt" fo:font-style="italic" style:font-style-asian="italic" style:font-style-complex="italic" fo:font-weight="bold" style:font-weight-asian="bold" style:font-weight-complex="bold"/>
    </style:style>
    <style:style style:name="T241"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style:style>
    <style:style style:name="T242"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fo:font-weight="bold" style:font-weight-asian="bold" style:font-weight-complex="bold"/>
    </style:style>
    <style:style style:name="T243" style:family="text">
      <style:text-properties fo:font-size="12pt" style:font-size-asian="12pt" style:font-size-complex="12pt" fo:font-style="italic" style:font-style-asian="italic" style:font-style-complex="italic" fo:color="#000000"/>
    </style:style>
    <style:style style:name="T244"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45" style:family="text">
      <style:text-properties style:font-name="Times New Roman" style:font-name-asian="Times New Roman" style:font-name-complex="Times New Roman"/>
    </style:style>
    <style:style style:name="T24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7"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8"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9"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0"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1"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2"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4"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5"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6" style:family="text">
      <style:text-properties style:font-name="Times New Roman1" style:font-name-asian="Times New Roman1" style:font-name-complex="Times New Roman1"/>
    </style:style>
    <style:style style:name="T257" style:family="text">
      <style:text-properties style:font-name="Times New Roman" fo:font-size="12pt" style:font-size-asian="12pt" style:font-size-complex="12pt" style:font-name-complex="Times New Roman"/>
    </style:style>
    <style:style style:name="T258" style:family="text">
      <style:text-properties style:font-name="Times New Roman" fo:font-size="12pt" style:font-size-asian="12pt" style:font-size-complex="12pt" style:font-name-complex="Times New Roman1"/>
    </style:style>
    <style:style style:name="T259" style:family="text">
      <style:text-properties style:font-name="Times New Roman" fo:font-size="12pt" style:font-size-asian="12pt" style:font-size-complex="12pt" style:font-name-complex="Times New Roman" fo:font-style="italic" style:font-style-complex="italic"/>
    </style:style>
    <style:style style:name="T260" style:family="text">
      <style:text-properties style:font-name="Times New Roman" fo:font-size="12pt" style:font-size-asian="12pt" style:font-size-complex="12pt" style:font-name-complex="Times New Roman" fo:font-style="normal" style:font-style-complex="normal"/>
    </style:style>
    <style:style style:name="T261" style:family="text">
      <style:text-properties style:font-name="Times New Roman" fo:font-size="12pt" style:font-name-complex="Times New Roman" style:font-size-asian="12pt" style:font-size-complex="12pt"/>
    </style:style>
    <style:style style:name="T262" style:family="text">
      <style:text-properties style:font-name="Times New Roman" fo:font-style="italic" style:font-style-complex="italic"/>
    </style:style>
    <style:style style:name="T263" style:family="text">
      <style:text-properties style:font-name="Times New Roman" fo:font-size="12pt" style:font-name-complex="Times New Roman" style:font-size-asian="12pt" style:font-size-complex="12pt" fo:font-style="italic" style:font-style-complex="italic"/>
    </style:style>
    <style:style style:name="T264" style:family="text">
      <style:text-properties style:font-name="Times New Roman" fo:font-size="12pt" style:font-size-asian="12pt" style:font-size-complex="12pt" fo:font-style="normal" style:font-style-complex="normal"/>
    </style:style>
    <style:style style:name="T265" style:family="text">
      <style:text-properties style:font-name="Times New Roman" fo:font-size="12pt" style:font-size-asian="12pt" style:font-size-complex="12pt" fo:font-style="italic" style:font-style-complex="italic"/>
    </style:style>
    <style:style style:name="T266" style:family="text">
      <style:text-properties fo:font-size="12pt" style:font-size-asian="12pt" style:font-size-complex="12pt" fo:font-style="italic" style:font-style-complex="italic"/>
    </style:style>
    <style:style style:name="T267"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8"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69"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0"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1"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fo:language="es" fo:country="ES" style:language-asian="zh" style:country-asian="CN" style:language-complex="hi" style:country-complex="IN" style:font-name-asian="Times New Roman1" style:font-name-complex="Times New Roman1"/>
    </style:style>
    <style:style style:name="T272" style:family="text">
      <style:text-properties fo:font-size="12pt" style:font-size-asian="12pt" style:font-size-complex="12pt" fo:font-style="normal" style:font-style-complex="normal" style:font-name="Times New Roman"/>
    </style:style>
    <style:style style:name="T273" style:family="text">
      <style:text-properties style:font-name="Times New Roman" style:font-name-complex="Times New Roman"/>
    </style:style>
    <style:style style:name="T274" style:family="text">
      <style:text-properties style:font-name="Times New Roman" style:font-name-complex="Times New Roman" fo:font-style="italic" style:font-style-complex="italic"/>
    </style:style>
    <style:style style:name="T275" style:family="text">
      <style:text-properties style:font-name="Times New Roman" style:font-name-complex="Times New Roman" fo:font-weight="normal" fo:font-style="italic" fo:language="en" fo:country="US" style:font-weight-complex="normal" style:font-style-complex="italic"/>
    </style:style>
    <style:style style:name="T276" style:family="text">
      <style:text-properties style:font-name="Times New Roman" style:font-name-complex="Times New Roman" fo:font-weight="normal" fo:language="en" fo:country="US" style:font-weight-complex="normal" fo:font-style="normal" style:font-style-complex="normal"/>
    </style:style>
    <style:style style:name="T277" style:family="text">
      <style:text-properties style:font-name="Times New Roman" style:font-name-complex="Times New Roman" fo:font-weight="normal" fo:language="en" fo:country="US" style:font-weight-complex="normal" fo:font-style="italic" style:font-style-complex="italic"/>
    </style:style>
    <style:style style:name="T278" style:family="text">
      <style:text-properties style:font-name="Times New Roman" style:font-name-complex="Times New Roman" fo:font-weight="normal" fo:language="en" fo:country="US" style:font-weight-complex="normal" fo:font-style="normal" style:font-style-complex="normal" style:font-name-asian="Times New Roman1"/>
    </style:style>
    <style:style style:name="T279" style:family="text">
      <style:text-properties style:font-name="Times New Roman" fo:font-size="12pt" style:font-name-complex="Times New Roman" style:font-size-asian="12pt" style:font-size-complex="12pt" fo:font-style="normal" style:font-style-complex="normal"/>
    </style:style>
    <style:style style:name="T280" style:family="text">
      <style:text-properties style:font-name-complex="Times New Roman"/>
    </style:style>
    <style:style style:name="T281" style:family="text">
      <style:text-properties style:font-name-complex="Times New Roman1"/>
    </style:style>
    <style:style style:name="T282" style:family="text">
      <style:text-properties style:font-name-complex="Times New Roman" fo:font-style="italic" style:font-style-complex="italic"/>
    </style:style>
    <style:style style:name="T283" style:family="text">
      <style:text-properties style:font-name-complex="Times New Roman" fo:font-style="normal" style:font-style-complex="normal"/>
    </style:style>
    <style:style style:name="T284" style:family="text">
      <style:text-properties fo:font-size="12pt" style:font-name-complex="Times New Roman" style:font-size-asian="12pt" style:font-size-complex="12pt"/>
    </style:style>
    <style:style style:name="T285" style:family="text">
      <style:text-properties fo:font-size="12pt" style:font-size-asian="12pt" style:font-size-complex="12pt" style:font-name-complex="Times New Roman1"/>
    </style:style>
    <style:style style:name="T286" style:family="text">
      <style:text-properties fo:font-size="12pt" style:font-size-asian="12pt" style:font-size-complex="12pt" style:font-name-complex="Times New Roman1" fo:font-style="italic" style:font-style-complex="italic"/>
    </style:style>
    <style:style style:name="T287"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style>
    <style:style style:name="T288"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fo:font-style="italic" style:font-style-complex="italic"/>
    </style:style>
    <style:style style:name="T289"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style:style>
    <style:style style:name="T290"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1"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92"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93" style:family="text">
      <style:text-properties fo:font-style="italic" style:font-style-complex="italic"/>
    </style:style>
    <style:style style:name="T294"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 style:font-style-asian="italic" style:font-style-complex="italic"/>
    </style:style>
    <style:style style:name="T295"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 fo:font-style="normal" style:font-style-asian="normal" style:font-style-complex="normal"/>
    </style:style>
    <style:style style:name="T296"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1" style:font-name-asian="Times New Roman1" style:font-name-complex="Times New Roman1"/>
    </style:style>
    <style:style style:name="T297"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298"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99"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0" style:family="text">
      <style:text-properties style:font-name="Times New Roman1"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fo:font-style="italic" style:font-name-asian="Segoe UI" style:font-name-complex="Times New Roman" style:font-style-complex="italic"/>
    </style:style>
    <style:style style:name="T30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style:font-name-asian="Segoe UI" style:font-name-complex="Times New Roman" fo:font-style="normal" style:font-style-complex="normal"/>
    </style:style>
    <style:style style:name="T303"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style:font-name-asian="Times New Roman1" style:font-name-complex="Times New Roman1"/>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6">–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46">(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7">Bernat. 1980 </text:span><text:span text:style-name="T258">[1545]</text:span><text:span text:style-name="T257">. </text:span><text:span text:style-name="T259">Linguae vasconum primitiae</text:span><text:span text:style-name="T260">.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1">Leizarraga, Joanes. 1990 </text:span><text:span text:style-name="T258">[</text:span><text:span text:style-name="T257">1571</text:span><text:span text:style-name="T258">]</text:span><text:span text:style-name="T257">. </text:span><text:span text:style-name="T259">Iesus Christ gure iaunaren testamentu berria, Othoitza ecclesiasticoen forma,Catechismea, Kalendrera, ABC edo christinoen instructionea</text:span><text:span text:style-name="T260">.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62">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1">Urkixo, Julio. 1919. </text:span><text:span text:style-name="T263">El refranero vasco</text:span><text:span text:style-name="T261">, vol. I: </text:span><text:span text:style-name="T263">Los refranes de Garibay</text:span><text:span text:style-name="T261">.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4">Betolazaren “Doctrina christiana”. </text:span><text:span text:style-name="T265">Euskera</text:span><text:span text:style-name="T26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4">Betolazaren “Doctrina christiana”. </text:span><text:span text:style-name="T265">Euskera</text:span><text:span text:style-name="T26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4">Betolazaren “Doctrina christiana”. </text:span><text:span text:style-name="T265">Euskera</text:span><text:span text:style-name="T264">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6">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7">Floristán, José M</text:span><text:span text:style-name="T268">a</text:span><text:span text:style-name="T267">. 1993. Conflictos fronterizos, espionaje y vascuence a finales del siglo XVI: 20 documentos inéditos. </text:span><text:span text:style-name="T269">Fontes Linguae Vasconum</text:span><text:span text:style-name="T270"> 63. 177</text:span><text:span text:style-name="T271">‒</text:span><text:span text:style-name="T272">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5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56">‒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6">–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45">–</text:span>1617)</text:p>
          </table:table-cell>
          <table:table-cell table:style-name="ce12" office:value-type="string" calcext:value-type="string">
            <text:p><text:span text:style-name="T14">Lakarra, Joseba A., Gidor Bilbao &amp; Céline Mounole. Forthcoming. </text:span><text:span text:style-name="T26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45">–</text:span>1617)</text:p>
          </table:table-cell>
          <table:table-cell table:style-name="ce12" office:value-type="string" calcext:value-type="string">
            <text:p><text:span text:style-name="T14">Lakarra, Joseba A., Gidor Bilbao &amp; Céline Mounole. Forthcoming. </text:span><text:span text:style-name="T265">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1">Krajewska, Dorota, Eneko Zuloaga, Ekaitz Santazilia, Borja Ariztimuño, Oxel Uribe-Etxebarria &amp; Urtzi Reguero. 2017. </text:span><text:span text:style-name="T263">Esteve Materraren Do(c)trina Christiana (1617 &amp; 1623): Edizioa eta azterketa</text:span><text:span text:style-name="T26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1">Krajewska, Dorota, Eneko Zuloaga, Ekaitz Santazilia, Borja Ariztimuño, Oxel Uribe-Etxebarria &amp; Urtzi Reguero. 2017. </text:span><text:span text:style-name="T263">Esteve Materraren Do(c)trina Christiana (1617 &amp; 1623): Edizioa eta azterketa</text:span><text:span text:style-name="T26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1">Krajewska, Dorota, Eneko Zuloaga, Ekaitz Santazilia, Borja Ariztimuño, Oxel Uribe-Etxebarria &amp; Urtzi Reguero. 2017. </text:span><text:span text:style-name="T263">Esteve Materraren Do(c)trina Christiana (1617 &amp; 1623): Edizioa eta azterketa</text:span><text:span text:style-name="T261">.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46">Voltoire’s </text:span><text:span text:style-name="T4">L’Interprect ou traduction du françois, espagnol &amp; basque</text:span><text:span text:style-name="T3"> (1620)</text:span></text:p>
          </table:table-cell>
          <table:table-cell table:style-name="ce12" office:value-type="string" calcext:value-type="string">
            <text:p><text:span text:style-name="T273">Lakarra, Joseba A. 1999. </text:span><text:span text:style-name="T274">L’Interprect ou traduction du françois, espagol &amp; basque</text:span><text:span text:style-name="T273"> (~ 1620): II. Elkarrizketak. </text:span><text:span text:style-name="T275">International Journal of Basque Linguistics and Philology </text:span><text:span text:style-name="T276">[</text:span><text:span text:style-name="T277">ASJU</text:span><text:span text:style-name="T276">] 33(2). 493</text:span><text:span text:style-name="T278">–</text:span><text:span text:style-name="T27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46">Voltoire’s </text:span><text:span text:style-name="T4">L’Interprect ou traduction du françois, espagnol &amp; basque</text:span><text:span text:style-name="T3"> (1620)</text:span></text:p>
          </table:table-cell>
          <table:table-cell table:style-name="ce12" office:value-type="string" calcext:value-type="string">
            <text:p><text:span text:style-name="T273">Lakarra, Joseba A. 1999. </text:span><text:span text:style-name="T274">L’Interprect ou traduction du françois, espagol &amp; basque</text:span><text:span text:style-name="T273"> (~ 1620): II. Elkarrizketak. </text:span><text:span text:style-name="T275">International Journal of Basque Linguistics and Philology </text:span><text:span text:style-name="T276">[</text:span><text:span text:style-name="T277">ASJU</text:span><text:span text:style-name="T276">] 33(2). 493</text:span><text:span text:style-name="T278">–</text:span><text:span text:style-name="T27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46">Voltoire’s </text:span><text:span text:style-name="T4">L’Interprect ou traduction du françois, espagnol &amp; basque</text:span><text:span text:style-name="T3"> (1620)</text:span></text:p>
          </table:table-cell>
          <table:table-cell table:style-name="ce12" office:value-type="string" calcext:value-type="string">
            <text:p><text:span text:style-name="T273">Lakarra, Joseba A. 1999. </text:span><text:span text:style-name="T274">L’Interprect ou traduction du françois, espagol &amp; basque</text:span><text:span text:style-name="T273"> (~ 1620): II. Elkarrizketak. </text:span><text:span text:style-name="T275">International Journal of Basque Linguistics and Philology </text:span><text:span text:style-name="T276">[</text:span><text:span text:style-name="T277">ASJU</text:span><text:span text:style-name="T276">] 33(2). 493</text:span><text:span text:style-name="T278">–</text:span><text:span text:style-name="T276">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47">Beriain’s </text:span><text:span text:style-name="T248">Tratado de como se ha de oyr missa</text:span><text:span text:style-name="T249"> (1621)</text:span></text:p>
          </table:table-cell>
          <table:table-cell table:style-name="ce12" office:value-type="string" calcext:value-type="string">
            <text:p><text:span text:style-name="T261">Beriain, Juan. 1621. </text:span><text:span text:style-name="T263">Tratado de como se ha de oyr missa</text:span><text:span text:style-name="T279">.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47">Axular’s </text:span><text:span text:style-name="T248">Gero</text:span><text:span text:style-name="T249">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1">Kapanaga, Martin O. 1656. </text:span><text:span text:style-name="T263">Exposición breue de la doctrina christiana</text:span><text:span text:style-name="T279">.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0">Oihenart, Arnaud. 2003 </text:span><text:span text:style-name="T281">[1657]</text:span><text:span text:style-name="T280">. </text:span><text:span text:style-name="T282">Euskal atsotitzak eta neurtitzak</text:span><text:span text:style-name="T283">.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1">Oihenart, Arnaud. 2003 </text:span><text:span text:style-name="T258">[1657]</text:span><text:span text:style-name="T257">. </text:span><text:span text:style-name="T259">Euskal atsotitzak eta neurtitzak</text:span><text:span text:style-name="T260">.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0">Oihenart, Arnaud. 2003 </text:span><text:span text:style-name="T281">[1657]</text:span><text:span text:style-name="T280">. </text:span><text:span text:style-name="T282">Euskal atsotitzak eta neurtitzak</text:span><text:span text:style-name="T28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0">Oihenart, Arnaud. 2003 </text:span><text:span text:style-name="T281">[1657]</text:span><text:span text:style-name="T280">. </text:span><text:span text:style-name="T282">Euskal atsotitzak eta neurtitzak</text:span><text:span text:style-name="T28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0">Oihenart, Arnaud. 2003 </text:span><text:span text:style-name="T281">[1657]</text:span><text:span text:style-name="T280">. </text:span><text:span text:style-name="T282">Euskal atsotitzak eta neurtitzak</text:span><text:span text:style-name="T283">.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0">Tartas’ </text:span><text:span text:style-name="T251">Onsa hilceco bidia</text:span><text:span text:style-name="T252"> (1666)</text:span></text:p>
          </table:table-cell>
          <table:table-cell table:style-name="ce12" office:value-type="string" calcext:value-type="string">
            <text:p><text:span text:style-name="T14">Tartas, Ioan. 1666 </text:span><text:span text:style-name="T26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0">Tartas’ </text:span><text:span text:style-name="T251">Onsa hilceco bidia</text:span><text:span text:style-name="T252"> (1666)</text:span></text:p>
          </table:table-cell>
          <table:table-cell table:style-name="ce12" office:value-type="string" calcext:value-type="string">
            <text:p><text:span text:style-name="T14">Tartas, Ioan. 1666 </text:span><text:span text:style-name="T26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0">Tartas’ </text:span><text:span text:style-name="T251">Onsa hilceco bidia</text:span><text:span text:style-name="T252"> (1666)</text:span></text:p>
          </table:table-cell>
          <table:table-cell table:style-name="ce12" office:value-type="string" calcext:value-type="string">
            <text:p><text:span text:style-name="T14">Tartas, Ioan. 1666 </text:span><text:span text:style-name="T26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0">Tartas’ </text:span><text:span text:style-name="T251">Onsa hilceco bidia</text:span><text:span text:style-name="T252"> (1666)</text:span></text:p>
          </table:table-cell>
          <table:table-cell table:style-name="ce12" office:value-type="string" calcext:value-type="string">
            <text:p><text:span text:style-name="T14">Tartas, Ioan. 1666 </text:span><text:span text:style-name="T26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0">Tartas’ </text:span><text:span text:style-name="T251">Onsa hilceco bidia</text:span><text:span text:style-name="T252"> (1666)</text:span></text:p>
          </table:table-cell>
          <table:table-cell table:style-name="ce12" office:value-type="string" calcext:value-type="string">
            <text:p><text:span text:style-name="T14">Tartas, Ioan. 1666 </text:span><text:span text:style-name="T265">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5">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0">(18) [present participle + </text:span><text:span text:style-name="T251">izan</text:span><text:span text:style-name="T252">]</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53">Otxoa de Arin’s </text:span><text:span text:style-name="T254">Doctrina christianaren explicacioa</text:span><text:span text:style-name="T255"> (1713)</text:span></text:p>
          </table:table-cell>
          <table:table-cell table:style-name="ce9" office:value-type="string" calcext:value-type="string">
            <text:p><text:span text:style-name="T284">Otxoa de Arin, Joseph. 1902 </text:span><text:span text:style-name="T285">[1713]. </text:span><text:span text:style-name="T286">Doctrina christianaren explicacioa</text:span><text:span text:style-name="T285">.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47">Xurio’s </text:span><text:span text:style-name="T248">Jesu-Christoren imitacionea</text:span><text:span text:style-name="T249"> (1720)</text:span></text:p>
          </table:table-cell>
          <table:table-cell table:style-name="ce12" office:value-type="string" calcext:value-type="string">
            <text:p><text:span text:style-name="T14">Xurio, Mixel. 1872 </text:span><text:span text:style-name="T264">[1720]. </text:span><text:span text:style-name="T265">Jesu-Christoren imitacionea</text:span><text:span text:style-name="T264">.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53">Barrutia’s </text:span><text:span text:style-name="T254">Acto para la Noche Buena</text:span><text:span text:style-name="T255">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6">–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7">Elizalde, Francisco. 1735. </text:span><text:span text:style-name="T288">Apezendaco dotrina christiana uscáras</text:span><text:span text:style-name="T28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7">Elizalde, Francisco. 1735. </text:span><text:span text:style-name="T288">Apezendaco dotrina christiana uscáras</text:span><text:span text:style-name="T28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7">Elizalde, Francisco. 1735. </text:span><text:span text:style-name="T288">Apezendaco dotrina christiana uscáras</text:span><text:span text:style-name="T289">.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0">Urkizu, Diego de. 1737. </text:span><text:span text:style-name="T291">Virgina Santissimien Errosario Santuena</text:span><text:span text:style-name="T292">.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46">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5"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46">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5"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5"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5"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5"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6">–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5"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47">Kardaberaz’ </text:span><text:span text:style-name="T248">Eusqueraren berri onac</text:span><text:span text:style-name="T249"> (1761)</text:span></text:p>
          </table:table-cell>
          <table:table-cell table:style-name="ce12" office:value-type="string" calcext:value-type="string">
            <text:p>Kardaberaz, Agustin. 2004 [1761]. <text:span text:style-name="T293">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0">Gómez, Ricardo. 1991. Erronkarierazko dotrina argitaragabe bat: Edizioa eta azterketa. </text:span><text:span text:style-name="T294">International Journal of Basque Linguistics and Philology</text:span><text:span text:style-name="T295"> [ASJU] Special Issue 14(1). 375</text:span><text:span text:style-name="T296">–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6">–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7">Kamino, Peio &amp; Patxi Salaberri. 2006. Luzaideko eta Ondarrolako hiru gutun. </text:span><text:span text:style-name="T298">Fontes Linguae Vasconum</text:span><text:span text:style-name="T299"> 101. 95</text:span><text:span text:style-name="T296">–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0">Estornés Lasa, José. 1984. Mendigatxa’k Azkue’ri kartak (1902-1916) eta Erronkari’ko uskaratik utzulpen ta goarpenak. </text:span><text:span text:style-name="T301">Fontes Linguae Vasconum</text:span><text:span text:style-name="T302"> 43. </text:span><text:span text:style-name="T303">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6">–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6">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1">Bai, ue artu zuenen, ue </text:span><text:span text:style-name="T233">libratuko</text:span><text:span text:style-name="T231"> men </text:span><text:span text:style-name="T233">tzan</text:span><text:span text:style-name="T231"> bat e ezen zeai pae; baiño ango nazionalidaden sartuta, ta ango zeakiñ ezkonduta, ango familikiñ sartuta, o ola</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Gurea, esaten do ango izketea, lenguajea, ikasi zolako </text:span><text:span text:style-name="T236">defendittu zala</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text:span text:style-name="T1">defendittu zala</text:span>. Baiño ikuste men tzon, an bee bizi guztiako zeukela geldittu bearra gelditzen balimaz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Euzkikiñ </text:span><text:span text:style-name="T236">giatzen</text:span><text:span text:style-name="T235"> men </text:span><text:span text:style-name="T236">tzan</text:span><text:span text:style-name="T235"> nun tzeo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Alakoxe joeran, goizen gosaitteko mendi punta batea </text:span><text:span text:style-name="T238">azaldu</text:span><text:span text:style-name="T237"> men </text:span><text:span text:style-name="T238">tza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ikasteko oso burue ona zon, ta jotzeko re poliki </text:span><text:span text:style-name="T236">moldatzen tza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billerea </text:span><text:span text:style-name="T236">itten tzan</text:span><text:span text:style-name="T235"> da</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Oita amar bat igoal <text:span text:style-name="T1">bilduko giñen</text:span>. Maistrea Eizmendikoa zeon, Margarita; zean aizpa, or badau Zubeldia, oaiñ alkate eo, orren aman aizpa</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defendittu zala. Baiño ikuste men tzon, an bee bizi guztiako zeukela geldittu bearra <text:span text:style-name="T1">gelditzen</text:span> <text:span text:style-name="T1">balimaza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i-iru zaldibitarrak e ba men tzittun, baiño ak e ematen tzien tratukiñ an </text:span><text:span text:style-name="T240">ill</text:span><text:span text:style-name="T239"> emen </text:span><text:span text:style-name="T240">tzie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text:span><text:span text:style-name="T240">jetsi</text:span><text:span text:style-name="T239"> men </text:span><text:span text:style-name="T240">tzan</text:span><text:span text:style-name="T239"> itsaso bera, eta itsasadarra kruzau ezkeo, Espaiñikin ondo zeukenak; pasatu ezkeo ak ekarriko zuela bazekiñ</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ta eunsentiako, laar bateti bera itsas-baztarrea </text:span><text:span text:style-name="T236">jetsi</text:span><text:span text:style-name="T235"> men </text:span><text:span text:style-name="T236">tza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eiñ alderdi bateti ta bein besteti emanez, juxtu-juxtu beste alderdiaiño </text:span><text:span text:style-name="T240">pasa zane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aiño beste alderdia pasa ezkeo, espaiñolak ezpaiño Espaiñin faborez zean tzerenak men tzeuzken sóldaduk; eta aata </text:span><text:span text:style-name="T240">pasa</text:span><text:span text:style-name="T239"> men </text:span><text:span text:style-name="T240">tzan</text:span></text:p>
          </table:table-cell>
          <table:table-cell table:style-name="ce13" office:value-type="string" calcext:value-type="string">
            <text:p>Recordings by Etxabe &amp; Garmendia (2009)</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Harrittu zidan gauz bat, astian beiñ edo euskaldun batzuk </text:span><text:span text:style-name="T190">elkartzen giñ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1">Ba Oyártzunen </text:span><text:span text:style-name="T242">esáten dà</text:span><text:span text:style-name="T241">... ba.... “duk”!</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text:span text:style-name="T1">egiten tzen</text:span> erè, ez aimbestè, baña itz iten tze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egiten tzen erè, ez aimbestè, baña itz <text:span text:style-name="T1">iten tz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eo Doníbane dagò pixkat aldunt zago erá beràn eta diférente </text:span><text:span text:style-name="T73">eg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mén násketa zuka, ika eta... oráindik erè Zumailekútan basérritàn </text:span><text:span text:style-name="T73">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Oyárt zungoàk doñua dáuka, doñu beréziyà... azkarro… azkárragò itz </text:span><text:span text:style-name="T73">eíten dà</text:span><text:span text:style-name="T72">, ika géyenè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e bài ite’itugù betezko akatxik gramátikàlak onártuak dáudenàk, ondo bezelà, olá itz </text:span><text:span text:style-name="T73">eíten dàlako</text:span><text:span text:style-name="T72"> em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a an egondu giñan, ba eztait pa, sei illabete olakon bat, geo <text:span text:style-name="T1">bueltatu giñen</text:span> baño attak nunbait bezela lan eondu z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Gero urte astean, gauzak </text:span><text:span text:style-name="T190">aldatu zitziren</text:span><text:span text:style-name="T150"> baño urte oyetan nere oroit zapenak nei mingotx oi di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rá bereàn indústria </text:span><text:span text:style-name="T73">sartu zèn</text:span><text:span text:style-name="T72"> gure erría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berréskuratù degù... ba basérritarrekìn ízketàn ta au... ta au dà... berréskuratzèn ta or iruitzen daláko numbait eta or </text:span><text:span text:style-name="T73">atératz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ta klaro pent satu bear duzù beláuni àsko eméngo zenén Oréetako ikástolatìk </text:span><text:span text:style-name="T73">pasa dià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1" office:value-type="string" calcext:value-type="string">
            <text:p>Ai nintzán amésten txikítako jolásekìn eta nola <text:span text:style-name="T1">iyótzen níntzen</text:span> arbóletarà</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Lo gútxitàn edo ya ia galtzen ari naizèla eta olá </text:span><text:span text:style-name="T240">geldítu nàiz</text:span><text:span text:style-name="T239"> seinsue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3">Langille orrekìn tropézu egín dùt eta erori egín:àiz bañan bueno </text:span><text:span text:style-name="T244">altxatu nàiz</text:span><text:span text:style-name="T243">, korrika júan nài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rea da bigarren beláunaldià ta ... ni </text:span><text:span text:style-name="T73">goatzen naiz</text:span><text:span text:style-name="T72"> gu... ba... nola itz egíten genùn l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1">Ordúan euskálkia... eta ni </text:span><text:span text:style-name="T242">guatzen naz</text:span><text:span text:style-name="T241">, adíbidèz, guk ayó esáte genù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1">Ordúan alako batean </text:span><text:span text:style-name="T242">goátzen naiz</text:span><text:span text:style-name="T241"> Anjel Marík esán tzialà “Agur Jo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6">–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59">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table-cell office:value-type="string" calcext:value-type="string">
            <text:p>(continue collecting examples from Del Rio (2009: 112)</text:p>
          </table:table-cell>
          <table:table-cell table:number-columns-repeated="16383"/>
        </table:table-row>
        <table:table-row table:style-name="ro1" table:number-rows-repeated="10471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20T17:55:20.509000000</dc:date>
    <meta:editing-duration>P2DT20H54M1S</meta:editing-duration>
    <meta:editing-cycles>1431</meta:editing-cycles>
    <meta:generator>LibreOffice/7.5.2.2$Windows_X86_64 LibreOffice_project/53bb9681a964705cf672590721dbc85eb4d0c3a2</meta:generator>
    <meta:document-statistic meta:table-count="1" meta:cell-count="15445" meta:object-count="0"/>
  </office:meta>
</office:document-meta>
</file>